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443.3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6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19" style:family="table-cell" style:parent-style-name="Default" style:data-style-name="N37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20" style:family="table-cell" style:parent-style-name="Default" style:data-style-name="N37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2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2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MOD(line();2)=0)" style:apply-style-name="Untitled2" style:base-cell-address="'Roadmap NabLab'.A1"/>
      <style:map style:condition="cell-content()=0" style:apply-style-name="Accent" style:base-cell-address="'Roadmap NabLab'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admap NabLab" table:style-name="ta1" table:print-ranges="'Roadmap NabLab'.A1:'Roadmap NabLab'.F28">
        <table:table-column table:style-name="co1" table:default-cell-style-name="ce7"/>
        <table:table-column table:style-name="co2" table:default-cell-style-name="Default"/>
        <table:table-column table:style-name="co3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visibility="collapse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08" table:default-cell-style-name="Default"/>
        <table:table-row table:style-name="ro1">
          <table:table-cell table:style-name="ce25" office:value-type="string" calcext:value-type="string">
            <text:p>Id</text:p>
          </table:table-cell>
          <table:table-cell table:style-name="ce13" office:value-type="string" calcext:value-type="string">
            <text:p>Libellé</text:p>
          </table:table-cell>
          <table:table-cell table:style-name="ce17" office:value-type="string" calcext:value-type="string">
            <text:p>Début</text:p>
          </table:table-cell>
          <table:table-cell table:style-name="ce17" office:value-type="string" calcext:value-type="string">
            <text:p>Durée (j)</text:p>
          </table:table-cell>
          <table:table-cell table:style-name="ce17" office:value-type="string" calcext:value-type="string">
            <text:p>Qui</text:p>
          </table:table-cell>
          <table:table-cell table:style-name="ce25" office:value-type="string" calcext:value-type="string">
            <text:p>Dép</text:p>
          </table:table-cell>
          <table:table-cell table:style-name="ce8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Git newtypes → master + nettoyage</text:p>
          </table:table-cell>
          <table:table-cell table:style-name="ce18" office:value-type="string" calcext:value-type="string">
            <text:p>27/09/19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BL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3" table:formula="of:=SUM([.A2];1)" office:value-type="float" office:value="2" calcext:value-type="float">
            <text:p>2</text:p>
          </table:table-cell>
          <table:table-cell table:style-name="ce15" office:value-type="string" calcext:value-type="string">
            <text:p>Commit multi array C++</text:p>
          </table:table-cell>
          <table:table-cell table:style-name="ce19" office:value-type="date" office:date-value="2019-09-30" calcext:value-type="date">
            <text:p>09/30/19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FL</text:p>
          </table:table-cell>
          <table:table-cell table:style-name="ce27"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SUM([.A3];1)" office:value-type="float" office:value="3" calcext:value-type="float">
            <text:p>3</text:p>
          </table:table-cell>
          <table:table-cell table:style-name="ce14" office:value-type="string" calcext:value-type="string">
            <text:p>Intégration multi array générateur</text:p>
          </table:table-cell>
          <table:table-cell table:style-name="ce20" office:value-type="date" office:date-value="2019-09-30" calcext:value-type="date">
            <text:p>09/30/19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FL+BL</text:p>
          </table:table-cell>
          <table:table-cell table:style-name="ce26" table:formula="of:=[.A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table:formula="of:=SUM([.A4];1)" office:value-type="float" office:value="4" calcext:value-type="float">
            <text:p>4</text:p>
          </table:table-cell>
          <table:table-cell table:style-name="ce15" office:value-type="string" calcext:value-type="string">
            <text:p>Debug Hierarchical Kokkos sur implicitheat</text:p>
          </table:table-cell>
          <table:table-cell table:style-name="ce19" office:value-type="date" office:date-value="2019-10-01" calcext:value-type="date">
            <text:p>10/01/1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FL</text:p>
          </table:table-cell>
          <table:table-cell table:style-name="ce27"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SUM([.A5];1)" office:value-type="float" office:value="5" calcext:value-type="float">
            <text:p>5</text:p>
          </table:table-cell>
          <table:table-cell table:style-name="ce14" office:value-type="string" calcext:value-type="string">
            <text:p>Timer d’initialisation</text:p>
          </table:table-cell>
          <table:table-cell table:style-name="ce20" office:value-type="date" office:date-value="2019-10-02" calcext:value-type="date">
            <text:p>10/02/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FL</text:p>
          </table:table-cell>
          <table:table-cell table:style-name="ce26"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table:formula="of:=SUM([.A6];1)" office:value-type="float" office:value="6" calcext:value-type="float">
            <text:p>6</text:p>
          </table:table-cell>
          <table:table-cell table:style-name="ce15" office:value-type="string" calcext:value-type="string">
            <text:p>Init matrice // via mutex ?</text:p>
          </table:table-cell>
          <table:table-cell table:style-name="ce19" office:value-type="date" office:date-value="2019-03-10" calcext:value-type="date">
            <text:p>03/10/1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FL</text:p>
          </table:table-cell>
          <table:table-cell table:style-name="ce27"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SUM([.A7];1)" office:value-type="float" office:value="7" calcext:value-type="float">
            <text:p>7</text:p>
          </table:table-cell>
          <table:table-cell table:style-name="ce14" office:value-type="string" calcext:value-type="string">
            <text:p>Threads STL</text:p>
          </table:table-cell>
          <table:table-cell table:style-name="ce20" office:value-type="date" office:date-value="2019-10-14" calcext:value-type="date">
            <text:p>10/14/1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FL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3" table:formula="of:=SUM([.A8];1)" office:value-type="float" office:value="8" calcext:value-type="float">
            <text:p>8</text:p>
          </table:table-cell>
          <table:table-cell table:style-name="ce15" office:value-type="string" calcext:value-type="string">
            <text:p>Exemple calculatoire : Navier Stokes</text:p>
          </table:table-cell>
          <table:table-cell table:style-name="ce19" office:value-type="string" calcext:value-type="string">
            <text:p>ASAP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LSI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" table:formula="of:=SUM([.A9];1)" office:value-type="float" office:value="9" calcext:value-type="float">
            <text:p>9</text:p>
          </table:table-cell>
          <table:table-cell table:style-name="ce14" office:value-type="string" calcext:value-type="string">
            <text:p>Mesure de performances avec opt HPC et sans : Kokkos, Hkokkos, GPU et STL</text:p>
          </table:table-cell>
          <table:table-cell table:style-name="ce20"/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FL</text:p>
          </table:table-cell>
          <table:table-cell table:style-name="ce26" table:formula="of:=[.A9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table:formula="of:=SUM([.A10];1)" office:value-type="float" office:value="10" calcext:value-type="float">
            <text:p>10</text:p>
          </table:table-cell>
          <table:table-cell table:style-name="ce15" office:value-type="string" calcext:value-type="string">
            <text:p>Equation de la chaleur en Python / Schéma vectoriel en NabLab</text:p>
          </table:table-cell>
          <table:table-cell table:style-name="ce19"/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LSI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" table:formula="of:=SUM([.A11];1)" office:value-type="float" office:value="11" calcext:value-type="float">
            <text:p>11</text:p>
          </table:table-cell>
          <table:table-cell table:style-name="ce14" office:value-type="string" calcext:value-type="string">
            <text:p>Passe – Fusion de boucles : même @ et items / @successifs suivant stencil</text:p>
          </table:table-cell>
          <table:table-cell table:style-name="ce20"/>
          <table:table-cell table:style-name="ce18" table:number-columns-repeated="2"/>
          <table:table-cell table:style-name="ce26"/>
          <table:table-cell table:number-columns-repeated="1017"/>
        </table:table-row>
        <table:table-row table:style-name="ro1">
          <table:table-cell table:style-name="ce3" table:formula="of:=SUM([.A12];1)" office:value-type="float" office:value="12" calcext:value-type="float">
            <text:p>12</text:p>
          </table:table-cell>
          <table:table-cell table:style-name="ce15" office:value-type="string" calcext:value-type="string">
            <text:p>Modifier l’IR avec la notion de chunk/tilling</text:p>
          </table:table-cell>
          <table:table-cell table:style-name="ce19"/>
          <table:table-cell table:style-name="ce21" table:number-columns-repeated="2"/>
          <table:table-cell table:style-name="ce27"/>
          <table:table-cell table:number-columns-repeated="1017"/>
        </table:table-row>
        <table:table-row table:style-name="ro2">
          <table:table-cell table:style-name="ce2" table:formula="of:=SUM([.A13];1)" office:value-type="float" office:value="13" calcext:value-type="float">
            <text:p>13</text:p>
          </table:table-cell>
          <table:table-cell table:style-name="ce14" office:value-type="string" calcext:value-type="string">
            <text:p>Mettre à jour le document pour la réunion du 10/10 avec UC précis</text:p>
            <text:p><text:span text:style-name="T1">Voir la notion de contrat C++ 23</text:span></text:p>
          </table:table-cell>
          <table:table-cell table:style-name="ce20" office:value-type="date" office:date-value="2019-09-30" calcext:value-type="date">
            <text:p>09/30/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PO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3" table:formula="of:=SUM([.A14];1)" office:value-type="float" office:value="14" calcext:value-type="float">
            <text:p>14</text:p>
          </table:table-cell>
          <table:table-cell table:style-name="ce15" office:value-type="string" calcext:value-type="string">
            <text:p>Interpréteur pour expression et instruction + tests unitaires</text:p>
          </table:table-cell>
          <table:table-cell table:style-name="ce19" office:value-type="date" office:date-value="2019-10-01" calcext:value-type="date">
            <text:p>10/01/1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MPO + BL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" table:formula="of:=SUM([.A15];1)" office:value-type="float" office:value="15" calcext:value-type="float">
            <text:p>15</text:p>
          </table:table-cell>
          <table:table-cell table:style-name="ce14" office:value-type="string" calcext:value-type="string">
            <text:p>Etudier DaCe de l’université de Zurich</text:p>
          </table:table-cell>
          <table:table-cell table:style-name="ce18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3" table:formula="of:=SUM([.A16];1)" office:value-type="float" office:value="16" calcext:value-type="float">
            <text:p>16</text:p>
          </table:table-cell>
          <table:table-cell table:style-name="ce15" office:value-type="string" calcext:value-type="string">
            <text:p>Backend Sycl si la génération GPU fonctionne bien</text:p>
          </table:table-cell>
          <table:table-cell table:style-name="ce21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2" table:formula="of:=SUM([.A17];1)" office:value-type="float" office:value="17" calcext:value-type="float">
            <text:p>17</text:p>
          </table:table-cell>
          <table:table-cell table:style-name="ce14" office:value-type="string" calcext:value-type="string">
            <text:p>Remplacer la bibliothèque de maillage par GMDS/KMDS</text:p>
          </table:table-cell>
          <table:table-cell table:style-name="ce18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3" table:formula="of:=SUM([.A18];1)" office:value-type="float" office:value="18" calcext:value-type="float">
            <text:p>18</text:p>
          </table:table-cell>
          <table:table-cell table:style-name="ce15" office:value-type="string" calcext:value-type="string">
            <text:p>Revoir l’API du solveur linéaire pour mettre une valeur initiale X0</text:p>
          </table:table-cell>
          <table:table-cell table:style-name="ce21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2" table:formula="of:=SUM([.A19];1)" office:value-type="float" office:value="19" calcext:value-type="float">
            <text:p>19</text:p>
          </table:table-cell>
          <table:table-cell table:style-name="ce14" office:value-type="string" calcext:value-type="string">
            <text:p>Conception d’un Newton avec LSI</text:p>
          </table:table-cell>
          <table:table-cell table:style-name="ce18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3" table:formula="of:=SUM([.A20];1)" office:value-type="float" office:value="20" calcext:value-type="float">
            <text:p>20</text:p>
          </table:table-cell>
          <table:table-cell table:style-name="ce15" office:value-type="string" calcext:value-type="string">
            <text:p>Améliorer la couche de connectivité NabLab / librairie de maillage</text:p>
          </table:table-cell>
          <table:table-cell table:style-name="ce21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2" table:formula="of:=SUM([.A21];1)" office:value-type="float" office:value="21" calcext:value-type="float">
            <text:p>21</text:p>
          </table:table-cell>
          <table:table-cell table:style-name="ce14" office:value-type="string" calcext:value-type="string">
            <text:p>Article performances à initialiser</text:p>
          </table:table-cell>
          <table:table-cell table:style-name="ce18" table:number-columns-repeated="3"/>
          <table:table-cell table:style-name="ce26"/>
          <table:table-cell table:number-columns-repeated="1017"/>
        </table:table-row>
        <table:table-row table:style-name="ro2">
          <table:table-cell table:style-name="ce3" table:formula="of:=SUM([.A22];1)" office:value-type="float" office:value="22" calcext:value-type="float">
            <text:p>22</text:p>
          </table:table-cell>
          <table:table-cell table:style-name="ce15" office:value-type="string" calcext:value-type="string">
            <text:p>Passe – Réécriture de l’expression mathématique quand c’est possible</text:p>
            <text:p><text:span text:style-name="T1">Division → Multiplication</text:span></text:p>
          </table:table-cell>
          <table:table-cell table:style-name="ce21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2" table:formula="of:=SUM([.A23];1)" office:value-type="float" office:value="23" calcext:value-type="float">
            <text:p>23</text:p>
          </table:table-cell>
          <table:table-cell table:style-name="ce14" office:value-type="string" calcext:value-type="string">
            <text:p>Passe – Supprimer les if des boucles</text:p>
          </table:table-cell>
          <table:table-cell table:style-name="ce18" table:number-columns-repeated="3"/>
          <table:table-cell table:style-name="ce26"/>
          <table:table-cell table:number-columns-repeated="1017"/>
        </table:table-row>
        <table:table-row table:style-name="ro2">
          <table:table-cell table:style-name="ce3" table:formula="of:=SUM([.A24];1)" office:value-type="float" office:value="24" calcext:value-type="float">
            <text:p>24</text:p>
          </table:table-cell>
          <table:table-cell table:style-name="ce15" office:value-type="string" calcext:value-type="string">
            <text:p>Passe – Modifier les if quand if et else ne sont pas équiprobables</text:p>
            <text:p><text:span text:style-name="T1">Ex : conditions de bord. Syntaxe spéciale ?</text:span></text:p>
          </table:table-cell>
          <table:table-cell table:style-name="ce21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2" table:formula="of:=SUM([.A25];1)" office:value-type="float" office:value="25" calcext:value-type="float">
            <text:p>25</text:p>
          </table:table-cell>
          <table:table-cell table:style-name="ce14" office:value-type="string" calcext:value-type="string">
            <text:p>Alignement et padding mémoire à regarder</text:p>
          </table:table-cell>
          <table:table-cell table:style-name="ce18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3" table:formula="of:=SUM([.A26];1)" office:value-type="float" office:value="26" calcext:value-type="float">
            <text:p>26</text:p>
          </table:table-cell>
          <table:table-cell table:style-name="ce15" office:value-type="string" calcext:value-type="string">
            <text:p>Modification éventuelle de l’ordre des boucles imbriquées</text:p>
          </table:table-cell>
          <table:table-cell table:style-name="ce21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4" table:formula="of:=SUM([.A27];1)" office:value-type="float" office:value="27" calcext:value-type="float">
            <text:p>27</text:p>
          </table:table-cell>
          <table:table-cell table:style-name="ce16" office:value-type="string" calcext:value-type="string">
            <text:p>Outil permettant de générer, exécuter et mesurer automatiquement </text:p>
          </table:table-cell>
          <table:table-cell table:style-name="ce22" table:number-columns-repeated="3"/>
          <table:table-cell table:style-name="ce28"/>
          <table:table-cell table:number-columns-repeated="1017"/>
        </table:table-row>
        <table:table-row table:style-name="ro3" table:number-rows-repeated="1048547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Roadmap NabLab'.A1:'Roadmap NabLab'.F28">
            <calcext:condition calcext:apply-style-name="Untitled2" calcext:value="formula-is(MOD(line();2)=0)" calcext:base-cell-address="'Roadmap NabLab'.A1"/>
            <calcext:condition calcext:apply-style-name="Accent" calcext:value="=0" calcext:base-cell-address="'Roadmap NabLab'.A1"/>
          </calcext:conditional-format>
          <calcext:conditional-format calcext:target-range-address="'Roadmap NabLab'.A2:'Roadmap NabLab'.F28">
            <calcext:condition calcext:apply-style-name="Untitled1" calcext:value="formula-is(MOD(ligne();2)=0)" calcext:base-cell-address="'Roadmap NabLab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fo:page-width="841.69pt" fo:page-height="595.45pt" style:num-format="1" style:print-orientation="landscape" style:scale-to-pages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6:44:26.569860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3:40.048758109</meta:creation-date>
    <dc:date>2019-09-27T16:45:18.444265767</dc:date>
    <meta:editing-duration>PT37M16S</meta:editing-duration>
    <meta:editing-cycles>13</meta:editing-cycles>
    <meta:generator>LibreOffice/6.2.7.1$Linux_X86_64 LibreOffice_project/20$Build-1</meta:generator>
    <meta:document-statistic meta:table-count="1" meta:cell-count="100" meta:object-count="0"/>
  </office:meta>
</office:document-meta>
</file>